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10.354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7.274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0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1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2" style:family="table-cell" style:parent-style-name="Default">
      <style:table-cell-properties fo:border-bottom="none" fo:background-color="#ffcc00" fo:border-left="0.088cm solid #000000" fo:border-right="0.088cm solid #000000" fo:border-top="none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ce19" style:family="table-cell" style:parent-style-name="Default">
      <style:table-cell-properties fo:border-bottom="0.088cm solid #000000" fo:background-color="#00ccff" fo:border-left="none" fo:border-right="none" fo:border-top="none"/>
    </style:style>
    <style:style style:name="ce20" style:family="table-cell" style:parent-style-name="Default">
      <style:table-cell-properties fo:background-color="#ff66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10"/>
        <table:table-column table:style-name="co5" table:default-cell-style-name="ce13"/>
        <table:table-column table:style-name="co6" table:number-columns-repeated="1018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User Page</text:p>
          </table:table-cell>
          <table:table-cell table:style-name="ce1" office:value-type="string">
            <text:p>detail1 user features</text:p>
          </table:table-cell>
          <table:table-cell table:style-name="ce1" office:value-type="string">
            <text:p>detail2 user features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mments/priority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it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7" office:value-type="string">
            <text:p>Choice selection sound</text:p>
          </table:table-cell>
          <table:table-cell table:style-name="ce8"/>
          <table:table-cell office:value-type="string">
            <text:p>OK</text:p>
          </table:table-cell>
          <table:table-cell table:style-name="ce14"/>
          <table:table-cell table:style-name="ce8" table:number-columns-repeated="1018"/>
        </table:table-row>
        <table:table-row table:style-name="ro2">
          <table:table-cell/>
          <table:table-cell office:value-type="string">
            <text:p>Putting a sad image in background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redits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evelSelection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ound while changing selected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ain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ound while changing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evelEditor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lick <text:span text:style-name="T1">sound</text:span>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ame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table:style-name="ce5" office:value-type="string">
            <text:p>Heros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6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Avoiding consecutive jump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y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eath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Jump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Gathering <text:s/>bonus sound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Finishing the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Pause in game mode (with Escape)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Ambiance music</text:p>
          </table:table-cell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Selection changement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hoice goBack/tryAgain/goBackMainMenu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evel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8"/>
          <table:table-cell table:style-name="ce7" office:value-type="string">
            <text:p>Displaying coins Qty</text:p>
          </table:table-cell>
          <table:table-cell office:value-type="string">
            <text:p>OK</text:p>
          </table:table-cell>
          <table:table-cell table:style-name="ce14"/>
          <table:table-cell table:style-name="ce8" table:number-columns-repeated="1018"/>
        </table:table-row>
        <table:table-row table:style-name="ro2">
          <table:table-cell/>
          <table:table-cell table:style-name="Default"/>
          <table:table-cell table:style-name="ce6" office:value-type="string">
            <text:p>Displaying tim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Set a time limit on each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Special behaviour at 10 last second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8"/>
          <table:table-cell table:style-name="ce7" office:value-type="string">
            <text:p>Ambiance music</text:p>
          </table:table-cell>
          <table:table-cell office:value-type="string">
            <text:p>OK</text:p>
          </table:table-cell>
          <table:table-cell table:style-name="ce14"/>
          <table:table-cell table:style-name="ce8" table:number-columns-repeated="1018"/>
        </table:table-row>
        <table:table-row table:style-name="ro2">
          <table:table-cell/>
          <table:table-cell table:style-name="ce5" office:value-type="string">
            <text:p>Enemies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Death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Mr_iceblock special behaviour</text:p>
          </table:table-cell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>
            <text:p>(Final boss behaviour)</text:p>
          </table:table-cell>
          <table:table-cell table:style-name="ce11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gs/Improvements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>
            <text:p>Random bugs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rror level with 0 enemy, 0 block or 0 bonus ?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ug if deleting a block before adding it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hek all memory destroyer(...) function</text:p>
          </table:table-cell>
          <table:table-cell/>
          <table:table-cell table:style-name="ce11" office:value-type="string">
            <text:p>KO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Realloc crashing sometimes in level editor mode</text:p>
          </table:table-cell>
          <table:table-cell/>
          <table:table-cell table:style-name="ce11" office:value-type="string">
            <text:p>KO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Error if multiples play mode launchs</text:p>
          </table:table-cell>
          <table:table-cell/>
          <table:table-cell table:style-name="ce11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Bug with the break page when resume</text:p>
          </table:table-cell>
          <table:table-cell/>
          <table:table-cell table:style-name="ce11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Big memory leaks in game mode (0.5 Mo/sec)</text:p>
          </table:table-cell>
          <table:table-cell/>
          <table:table-cell table:style-name="ce11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SDL input key detection pb : cannot detect space if pressed in the same time as left and up</text:p>
          </table:table-cell>
          <table:table-cell/>
          <table:table-cell table:style-name="ce12" office:value-type="string">
            <text:p>KO</text:p>
          </table:table-cell>
          <table:table-cell table:style-name="Default" office:value-type="string">
            <text:p>Replace the space key by the « f » key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Bug on restart game : doesn't work</text:p>
          </table:table-cell>
          <table:table-cell/>
          <table:table-cell table:style-name="ce11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2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reBull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2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2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2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/>
          <table:table-cell/>
        </table:table-row>
      </table:table>
      <table:table table:name="song list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19" office:value-type="string">
            <text:p>canal</text:p>
          </table:table-cell>
          <table:table-cell table:style-name="ce19" office:value-type="string">
            <text:p>Song name</text:p>
          </table:table-cell>
          <table:table-cell table:style-name="ce19" office:value-type="string">
            <text:p>Trigger</text:p>
          </table:table-cell>
          <table:table-cell table:style-name="ce19" office:value-type="string">
            <text:p>state</text:p>
          </table:table-cell>
          <table:table-cell/>
          <table:table-cell table:style-name="ce19" office:value-type="string">
            <text:p>Music name</text:p>
          </table:table-cell>
          <table:table-cell table:style-name="ce19" office:value-type="string">
            <text:p>Page</text:p>
          </table:table-cell>
          <table:table-cell table:style-name="ce19" office:value-type="string">
            <text:p>stat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ick.wav</text:p>
          </table:table-cell>
          <table:table-cell office:value-type="string">
            <text:p>when tux destroy a wood block</text:p>
          </table:table-cell>
          <table:table-cell office:value-type="string">
            <text:p>checked</text:p>
          </table:table-cell>
          <table:table-cell/>
          <table:table-cell office:value-type="string">
            <text:p>credits.ogg</text:p>
          </table:table-cell>
          <table:table-cell office:value-type="string">
            <text:p>credits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.wav</text:p>
          </table:table-cell>
          <table:table-cell office:value-type="string">
            <text:p>when tux gathers a coin</text:p>
          </table:table-cell>
          <table:table-cell office:value-type="string">
            <text:p>checked</text:p>
          </table:table-cell>
          <table:table-cell/>
          <table:table-cell office:value-type="string">
            <text:p>theme.ogg</text:p>
          </table:table-cell>
          <table:table-cell office:value-type="string">
            <text:p>game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losion.wav</text:p>
          </table:table-cell>
          <table:table-cell office:value-type="string">
            <text:p>when mr bomb explode</text:p>
          </table:table-cell>
          <table:table-cell office:value-type="string">
            <text:p>checked</text:p>
          </table:table-cell>
          <table:table-cell/>
          <table:table-cell office:value-type="string">
            <text:p>leveldone.ogg</text:p>
          </table:table-cell>
          <table:table-cell office:value-type="string">
            <text:p>gamePage</text:p>
          </table:table-cell>
          <table:table-cell office:value-type="string">
            <text:p>check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ll.wav</text:p>
          </table:table-cell>
          <table:table-cell table:style-name="ce20" office:value-type="string">
            <text:p>undefined</text:p>
          </table:table-cell>
          <table:table-cell table:style-name="Default"/>
          <table:table-cell/>
          <table:table-cell office:value-type="string">
            <text:p>clavelian_march.wav</text:p>
          </table:table-cell>
          <table:table-cell office:value-type="string">
            <text:p>gamePage</text:p>
          </table:table-cell>
          <table:table-cell table:style-name="ce15" office:value-type="string">
            <text:p>Cancelled because too noisy:/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ow.ogg</text:p>
          </table:table-cell>
          <table:table-cell office:value-type="string">
            <text:p>when tux gathers a egg</text:p>
          </table:table-cell>
          <table:table-cell office:value-type="string">
            <text:p>checked</text:p>
          </table:table-cell>
          <table:table-cell/>
          <table:table-cell office:value-type="string">
            <text:p>greatgigantic.ogg</text:p>
          </table:table-cell>
          <table:table-cell office:value-type="string">
            <text:p>levelEditor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ire-flower.wav</text:p>
          </table:table-cell>
          <table:table-cell office:value-type="string">
            <text:p>when tux gathers a fireflower</text:p>
          </table:table-cell>
          <table:table-cell office:value-type="string">
            <text:p>checked</text:p>
          </table:table-cell>
          <table:table-cell/>
          <table:table-cell office:value-type="string">
            <text:p>salcon.ogg</text:p>
          </table:table-cell>
          <table:table-cell office:value-type="string">
            <text:p>levelSelection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urt.wav</text:p>
          </table:table-cell>
          <table:table-cell office:value-type="string">
            <text:p>when tux touches an enemy (without dying)</text:p>
          </table:table-cell>
          <table:table-cell office:value-type="string">
            <text:p>checked</text:p>
          </table:table-cell>
          <table:table-cell/>
          <table:table-cell office:value-type="string">
            <text:p>intro.ogg</text:p>
          </table:table-cell>
          <table:table-cell office:value-type="string">
            <text:p>main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ceblock_bump.wav</text:p>
          </table:table-cell>
          <table:table-cell table:style-name="ce20" office:value-type="string">
            <text:p>undefined</text:p>
          </table:table-cell>
          <table:table-cell table:style-name="Default"/>
          <table:table-cell/>
          <table:table-cell office:value-type="string">
            <text:p>wisphunt.ogg</text:p>
          </table:table-cell>
          <table:table-cell office:value-type="string">
            <text:p>quit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ump.wav</text:p>
          </table:table-cell>
          <table:table-cell office:value-type="string">
            <text:p>when tux jumps</text:p>
          </table:table-cell>
          <table:table-cell office:value-type="string">
            <text:p>checked</text:p>
          </table:table-cell>
          <table:table-cell/>
          <table:table-cell office:value-type="string">
            <text:p>forest2.ogg</text:p>
          </table:table-cell>
          <table:table-cell office:value-type="string">
            <text:p>settings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ill.wav</text:p>
          </table:table-cell>
          <table:table-cell office:value-type="string">
            <text:p>when tux die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feup.wav</text:p>
          </table:table-cell>
          <table:table-cell office:value-type="string">
            <text:p>when tux gathered 100 coin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ot.wav</text:p>
          </table:table-cell>
          <table:table-cell office:value-type="string">
            <text:p>when tux throw a fireball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quish.wav</text:p>
          </table:table-cell>
          <table:table-cell office:value-type="string">
            <text:p>when tux jump on an enemy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icking2.wav</text:p>
          </table:table-cell>
          <table:table-cell office:value-type="string">
            <text:p>when navigating in menu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pgrade.wav</text:p>
          </table:table-cell>
          <table:table-cell office:value-type="string">
            <text:p>validate something in a menu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30/09/2017</text:date>, <text:time>16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30T16:59:01.31</dc:date>
    <meta:editing-duration>P4DT14H9M41S</meta:editing-duration>
    <meta:editing-cycles>156</meta:editing-cycles>
    <meta:generator>OpenOffice/4.1.2$Win32 OpenOffice.org_project/412m3$Build-9782</meta:generator>
    <meta:document-statistic meta:table-count="3" meta:cell-count="363" meta:object-count="0"/>
  </office:meta>
</office:document-meta>
</file>